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7405" officeooo:paragraph-rsid="001e7405"/>
    </style:style>
    <style:style style:name="P2" style:family="paragraph" style:parent-style-name="Standard">
      <style:paragraph-properties fo:text-align="center" style:justify-single-word="false"/>
      <style:text-properties officeooo:paragraph-rsid="001e7405"/>
    </style:style>
    <style:style style:name="P3" style:family="paragraph" style:parent-style-name="Standard">
      <style:text-properties officeooo:rsid="001ebd32" officeooo:paragraph-rsid="001ebd32"/>
    </style:style>
    <style:style style:name="P4" style:family="paragraph" style:parent-style-name="Standard">
      <style:text-properties officeooo:rsid="001ebd32" officeooo:paragraph-rsid="0030d826"/>
    </style:style>
    <style:style style:name="P5" style:family="paragraph" style:parent-style-name="Standard">
      <style:text-properties officeooo:rsid="001ebd32" officeooo:paragraph-rsid="00320128"/>
    </style:style>
    <style:style style:name="P6" style:family="paragraph" style:parent-style-name="Standard">
      <style:text-properties officeooo:rsid="0024153c" officeooo:paragraph-rsid="0024153c"/>
    </style:style>
    <style:style style:name="P7" style:family="paragraph" style:parent-style-name="Standard">
      <style:text-properties fo:color="#168253" fo:font-size="16pt" fo:font-weight="bold" officeooo:rsid="0024153c" officeooo:paragraph-rsid="0024153c" style:font-size-asian="16pt" style:font-weight-asian="bold" style:font-size-complex="16pt" style:font-weight-complex="bold"/>
    </style:style>
    <style:style style:name="P8" style:family="paragraph" style:parent-style-name="Standard">
      <style:text-properties fo:color="#168253" fo:font-size="16pt" fo:font-weight="bold" officeooo:rsid="0024153c" officeooo:paragraph-rsid="002e5ae3" style:font-size-asian="16pt" style:font-weight-asian="bold" style:font-size-complex="16pt" style:font-weight-complex="bold"/>
    </style:style>
    <style:style style:name="P9" style:family="paragraph" style:parent-style-name="Standard">
      <style:text-properties fo:color="#168253" fo:font-size="16pt" fo:font-weight="bold" officeooo:rsid="0024153c" officeooo:paragraph-rsid="00337cb0" style:font-size-asian="16pt" style:font-weight-asian="bold" style:font-size-complex="16pt" style:font-weight-complex="bold"/>
    </style:style>
    <style:style style:name="P10" style:family="paragraph" style:parent-style-name="Standard">
      <style:text-properties fo:color="#000000" fo:font-size="15pt" fo:font-weight="normal" officeooo:rsid="0027c1d7" officeooo:paragraph-rsid="0027c1d7" style:font-size-asian="13.1000003814697pt" style:font-weight-asian="normal" style:font-size-complex="15pt" style:font-weight-complex="normal"/>
    </style:style>
    <style:style style:name="P11" style:family="paragraph" style:parent-style-name="Standard">
      <style:text-properties fo:color="#000000" fo:font-size="15pt" fo:font-weight="normal" officeooo:rsid="002f2f4f" officeooo:paragraph-rsid="002f2f4f" style:font-size-asian="13.1000003814697pt" style:font-weight-asian="normal" style:font-size-complex="15pt" style:font-weight-complex="normal"/>
    </style:style>
    <style:style style:name="P12" style:family="paragraph" style:parent-style-name="Standard">
      <style:text-properties fo:color="#000000" fo:font-size="15pt" fo:font-weight="normal" officeooo:rsid="00337cb0" officeooo:paragraph-rsid="00337cb0" style:font-size-asian="13.1000003814697pt" style:font-weight-asian="normal" style:font-size-complex="15pt" style:font-weight-complex="normal"/>
    </style:style>
    <style:style style:name="P13" style:family="paragraph" style:parent-style-name="Standard">
      <style:text-properties fo:color="#000000" fo:font-size="15pt" fo:font-weight="normal" officeooo:rsid="00337cb0" officeooo:paragraph-rsid="0034955b" style:font-size-asian="13.1000003814697pt" style:font-weight-asian="normal" style:font-size-complex="15pt" style:font-weight-complex="normal"/>
    </style:style>
    <style:style style:name="P14" style:family="paragraph" style:parent-style-name="Standard">
      <style:text-properties fo:color="#000000" fo:font-size="15pt" fo:font-weight="normal" officeooo:rsid="0034955b" officeooo:paragraph-rsid="0034955b" style:font-size-asian="13.1000003814697pt" style:font-weight-asian="normal" style:font-size-complex="15pt" style:font-weight-complex="normal"/>
    </style:style>
    <style:style style:name="P15" style:family="paragraph" style:parent-style-name="Standard">
      <style:text-properties fo:color="#000000" fo:font-size="15pt" fo:font-weight="normal" officeooo:rsid="00354c10" officeooo:paragraph-rsid="00354c10" style:font-size-asian="13.1000003814697pt" style:font-weight-asian="normal" style:font-size-complex="15pt" style:font-weight-complex="normal"/>
    </style:style>
    <style:style style:name="P16" style:family="paragraph" style:parent-style-name="Standard">
      <style:text-properties fo:color="#000000" fo:font-size="15pt" fo:font-weight="bold" officeooo:rsid="002e5ae3" officeooo:paragraph-rsid="002e5ae3" style:font-size-asian="13.1000003814697pt" style:font-weight-asian="bold" style:font-size-complex="15pt" style:font-weight-complex="bold"/>
    </style:style>
    <style:style style:name="T1" style:family="text">
      <style:text-properties fo:color="#3465a4" fo:font-size="22pt" fo:font-weight="bold" officeooo:rsid="001e7405" style:font-size-asian="22pt" style:font-weight-asian="bold" style:font-size-complex="22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officeooo:rsid="001fcf7c" style:font-size-asian="15pt" style:font-size-complex="15pt"/>
    </style:style>
    <style:style style:name="T4" style:family="text">
      <style:text-properties fo:font-size="15pt" officeooo:rsid="0024153c" style:font-size-asian="15pt" style:font-size-complex="15pt"/>
    </style:style>
    <style:style style:name="T5" style:family="text">
      <style:text-properties fo:font-size="15pt" officeooo:rsid="0030d826" style:font-size-asian="15pt" style:font-size-complex="15pt"/>
    </style:style>
    <style:style style:name="T6" style:family="text">
      <style:text-properties fo:font-size="15pt" officeooo:rsid="00337cb0" style:font-size-asian="15pt" style:font-size-complex="15pt"/>
    </style:style>
    <style:style style:name="T7" style:family="text">
      <style:text-properties officeooo:rsid="001fcf7c"/>
    </style:style>
    <style:style style:name="T8" style:family="text">
      <style:text-properties officeooo:rsid="00281ff2"/>
    </style:style>
    <style:style style:name="T9" style:family="text">
      <style:text-properties officeooo:rsid="0028e16b"/>
    </style:style>
    <style:style style:name="T10" style:family="text">
      <style:text-properties officeooo:rsid="002c742a"/>
    </style:style>
    <style:style style:name="T11" style:family="text">
      <style:text-properties officeooo:rsid="002e5ae3"/>
    </style:style>
    <style:style style:name="T12" style:family="text">
      <style:text-properties officeooo:rsid="002f499d"/>
    </style:style>
    <style:style style:name="T13" style:family="text">
      <style:text-properties officeooo:rsid="00337cb0"/>
    </style:style>
    <style:style style:name="T14" style:family="text">
      <style:text-properties officeooo:rsid="0034955b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4955b" style:font-weight-asian="bold" style:font-weight-complex="bold"/>
    </style:style>
    <style:style style:name="T17" style:family="text">
      <style:text-properties fo:font-weight="bold" officeooo:rsid="00354c10" style:font-weight-asian="bold" style:font-weight-complex="bold"/>
    </style:style>
    <style:style style:name="T18" style:family="text">
      <style:text-properties officeooo:rsid="00354c10"/>
    </style:style>
    <style:style style:name="T19" style:family="text">
      <style:text-properties officeooo:rsid="00365f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DOCUMENTACIÓN DE PRIMER ENTREGA </text:span></text:p>
      <text:p text:style-name="P1"/>
      <text:p text:style-name="P4"><text:span text:style-name="T2">En está primer entrega del proyecto <text:s/>la cu</text:span><text:span text:style-name="T5">a</text:span><text:span text:style-name="T2">l se basa solamente </text:span><text:span text:style-name="T3">en el lenguaje de programación HTML planteé las siguientes ideas , las cuales se forman en base a lo pedido en dicha entrega , además de otras ideas mías. </text:span></text:p>
      <text:p text:style-name="P5"><text:span text:style-name="T3">Estas mismas surgieron en base a otras paginas </text:span><text:span text:style-name="T4">de venta de juegos</text:span><text:span text:style-name="T3"> </text:span><text:span text:style-name="T6">y combinando dichas paginas . La idea en general es que la pagina</text:span><text:span text:style-name="T3"> sea del agrado e interés de todas las personas en la web.<text:tab/><text:tab/></text:span><text:span text:style-name="T7"><text:tab/><text:tab/><text:tab/><text:tab/><text:tab/><text:tab/><text:tab/><text:tab/></text:span></text:p>
      <text:p text:style-name="P6"/>
      <text:p text:style-name="P7">IDEAS:</text:p>
      <text:p text:style-name="P7"/>
      <text:p text:style-name="P10">-Una barra de botones en la cabecera que sea estática al estilo de <text:span text:style-name="Strong_20_Emphasis">www.gog.com</text:span><text:span text:style-name="Emphasis"> ,</text:span>entonces cuando vayamos a bajar en nuestra pagina siempre vamos a tener las opciones de ir al inicio de nuestra pagina como también iniciar sesión , <text:span text:style-name="T10">contacto ,</text:span> registrarme e ir al catalogo de los juegos y realizar la búsqueda de un juego. Esta misma necesita del uso de CSS para llevar acabo dicha idea por lo cual se vera reflejado el cambio en la próxima entrega .</text:p>
      <text:p text:style-name="P10">- En la parte izquierda de nuestra pagina contaremos con un <text:span text:style-name="T11">campo en </text:span>el cual nos permitirá seleccionar una <text:span text:style-name="T8">categoría</text:span> <text:span text:style-name="T8">de juegos , siendo mas especifico a la hora de buscar juegos.</text:span></text:p>
      <text:p text:style-name="P10">-<text:span text:style-name="T8">En la pagina de inicio brindar listados de juegos , los cuales están agrupados por categorías como por ejemplo: destacados , ofertas , populares , nuevos , próximos lanzamientos o actualizaciones.</text:span></text:p>
      <text:p text:style-name="P10">- <text:span text:style-name="T9">Un formulario en el cual las personas puedan realizar consultas o comentario , esto mismo se me ocurrió para agregarlo a cada juego en particular .</text:span></text:p>
      <text:p text:style-name="P3"/>
      <text:p text:style-name="P8"><text:span text:style-name="T11">PROBLEMAS CON SUS RESPECTIVAS SOLUCIONES</text:span>:</text:p>
      <text:p text:style-name="P16"/>
      <text:p text:style-name="P11">-El formato de la contraseña requerido no sabia como solucionarlo pero al investigar en internet se puedo solucionar fácilmente.</text:p>
      <text:p text:style-name="P11">-Poner el nombre del juego y abajo su imagen así respectivamente con todos manteniendo un orden, dónde todo este centrado para que sea más prolijo a la hora de visualizar dichos juegos.</text:p>
      <text:p text:style-name="P11">-<text:span text:style-name="T12">Como agrupar los juegos dependiendo si es destacado , nuevo o esta en oferta . Resulto fácil ya que puede hacer un listado para cada tipo.</text:span></text:p>
      <text:p text:style-name="P11"/>
      <text:p text:style-name="P9"><text:span text:style-name="T13">PROCESO DE ELABORACIÓN:</text:span></text:p>
      <text:p text:style-name="P12"/>
      <text:p text:style-name="P13"><text:soft-page-break/>-Ya teniendo la idea trabajada de a lo que se quería llegar empece por mi pagina de “<text:span text:style-name="T15">inicio”</text:span> la cual consiste en varios listados de juegos divididos por <text:span text:style-name="T14">categorías algunas de ellas son “nuevos” ,“ofertas”</text:span> , <text:span text:style-name="T14">etc </text:span>. </text:p>
      <text:p text:style-name="P13">-Al terminar con los listados <text:span text:style-name="T14">de mi inicio</text:span> empece a elaborar lo que seria m<text:span text:style-name="T14">í</text:span> “<text:span text:style-name="T15">catalogo de juegos”</text:span> el cual tiene un listado con todos los juegos de la pagina . <text:span text:style-name="T14">Este cuenta con un botón de búsqueda como también un botón que nos permite filtrar por categorías <text:s/>.</text:span></text:p>
      <text:p text:style-name="P13">-<text:span text:style-name="T14">Luego continué con el formulario de “</text:span><text:span text:style-name="T16">contacto”</text:span><text:span text:style-name="T14"> el cual permite realizar tanto consultas como comentarios a dicha pagina.</text:span></text:p>
      <text:p text:style-name="P14">Una vez finalizado esto pasé al<text:span text:style-name="T15"> “iniciar sesión”</text:span> en dónde tendremos la oportunidad de loguearnos si ya <text:span text:style-name="T18">estamos registrados , en caso contrario se podrá ir al “</text:span><text:span text:style-name="T17">crear cuenta” </text:span><text:span text:style-name="T18">dónde completando los datos podremos registrarnos en la pagina.</text:span></text:p>
      <text:p text:style-name="P15">Ya construidas mis paginas principales proseguí con lo que seria la vista de un juego en especial “<text:span text:style-name="T15">detalle juego” </text:span>, aquí se encuentran un par de fotos del juego como también su respectiva categoría, una valoración que podremos asignar , su precio , una breve descripción del mismo y un lugar dónde podremos realizar consultas o comentarios sobre dicho juego.</text:p>
      <text:p text:style-name="P15">Luego de finalizado todo lo anterior , seguí con lo que seria la navegabilidad de las paginas permitiendo <text:span text:style-name="T19">movernos entre ella</text:span> manera simple <text:span text:style-name="T19">para que sea realmente amigable con los usuario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20:38:09.237000000</meta:creation-date>
    <dc:date>2018-09-17T22:38:08.641000000</dc:date>
    <meta:editing-duration>PT3M5S</meta:editing-duration>
    <meta:editing-cycles>1</meta:editing-cycles>
    <meta:document-statistic meta:table-count="0" meta:image-count="0" meta:object-count="0" meta:page-count="2" meta:paragraph-count="19" meta:word-count="573" meta:character-count="3317" meta:non-whitespace-character-count="2748"/>
    <meta:generator>LibreOffice/6.1.1.2$Windows_X86_64 LibreOffice_project/5d19a1bfa650b796764388cd8b33a5af1f5baa1b</meta:generator>
  </office:meta>
</office:document-meta>
</file>